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29f0" officeooo:paragraph-rsid="001e29f0" style:font-size-asian="14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22f681"/>
    </style:style>
    <style:style style:name="P3" style:family="paragraph" style:parent-style-name="Standard">
      <style:paragraph-properties fo:text-align="start" style:justify-single-word="false"/>
      <style:text-properties officeooo:paragraph-rsid="00269348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e6db" officeooo:paragraph-rsid="001fe6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e6db" officeooo:paragraph-rsid="0022f68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2f681" officeooo:paragraph-rsid="0022f68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46f10" officeooo:paragraph-rsid="00246f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5733d" officeooo:paragraph-rsid="0025733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69348" officeooo:paragraph-rsid="0026934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794c4" officeooo:paragraph-rsid="002794c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7965a" officeooo:paragraph-rsid="0027965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bf2ef" officeooo:paragraph-rsid="002bf2e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bf2ef" officeooo:paragraph-rsid="002d525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f896" officeooo:paragraph-rsid="0028f89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bf2ef" officeooo:paragraph-rsid="002bf2ef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6f10" style:font-weight-asian="normal" style:font-weight-complex="normal"/>
    </style:style>
    <style:style style:name="T3" style:family="text">
      <style:text-properties fo:font-weight="normal" officeooo:rsid="0027965a" style:font-weight-asian="normal" style:font-weight-complex="normal"/>
    </style:style>
    <style:style style:name="T4" style:family="text">
      <style:text-properties fo:font-weight="normal" officeooo:rsid="0028f896" style:font-weight-asian="normal" style:font-weight-complex="normal"/>
    </style:style>
    <style:style style:name="T5" style:family="text">
      <style:text-properties fo:font-weight="normal" officeooo:rsid="002d525c" style:font-weight-asian="normal" style:font-weight-complex="normal"/>
    </style:style>
    <style:style style:name="T6" style:family="text">
      <style:text-properties officeooo:rsid="00217626"/>
    </style:style>
    <style:style style:name="T7" style:family="text">
      <style:text-properties fo:font-size="12pt" fo:font-weight="normal" officeooo:rsid="0022f68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3e72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69348" style:font-size-asian="10.5pt" style:font-weight-asian="normal" style:font-size-complex="12pt" style:font-weight-complex="normal"/>
    </style:style>
    <style:style style:name="T10" style:family="text">
      <style:text-properties officeooo:rsid="00246f10"/>
    </style:style>
    <style:style style:name="T11" style:family="text">
      <style:text-properties officeooo:rsid="0028f896"/>
    </style:style>
    <style:style style:name="T12" style:family="text">
      <style:text-properties officeooo:rsid="002d52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 Javascript – Anotações</text:p>
      <text:p text:style-name="P1"/>
      <text:p text:style-name="P4">Função Anônima: <text:span text:style-name="T1">funções que representam expressões.</text:span></text:p>
      <text:p text:style-name="P4"><text:span text:style-name="T1"/></text:p>
      <text:p text:style-name="P4">Função autoinvocável: <text:span text:style-name="T1">Uma função anônima entre parênteses, seguida por outro par de parêntetes, que representa sua chamada.</text:span></text:p>
      <text:p text:style-name="P4"><text:span text:style-name="T1"/></text:p>
      <text:p text:style-name="P4"><text:span text:style-name="T1"><text:tab/>(function() {</text:span></text:p>
      <text:p text:style-name="P4"><text:span text:style-name="T1"><text:tab/><text:tab/></text:span></text:p>
      <text:p text:style-name="P4"><text:span text:style-name="T1"><text:tab/>}) ()</text:span></text:p>
      <text:p text:style-name="P4"><text:span text:style-name="T1"/></text:p>
      <text:p text:style-name="P4">Função Callback: <text:span text:style-name="T1">Uma função passada como argumento para outra.</text:span></text:p>
      <text:p text:style-name="P4"><text:span text:style-name="T1"/></text:p>
      <text:p text:style-name="P4"><text:span text:style-name="T1"/></text:p>
      <text:p text:style-name="P4"><text:span text:style-name="T1">→ </text:span>Parâmetros <text:span text:style-name="T6">(arguments)</text:span>:</text:p>
      <text:p text:style-name="P4"/>
      <text:p text:style-name="P4"/>
      <text:p text:style-name="P5">Valor padrões: </text:p>
      <text:p text:style-name="P5"><text:span text:style-name="T1"><text:s/><text:tab/>- function(parametro = true) {}</text:span></text:p>
      <text:p text:style-name="P4"><text:span text:style-name="T1"/></text:p>
      <text:p text:style-name="P6">Objeto “arguments”: </text:p>
      <text:p text:style-name="P6"><text:tab/>- <text:span text:style-name="T1">Um array com todos os parâmetro passados quando a função foi invocada.</text:span></text:p>
      <text:p text:style-name="P6"><text:span text:style-name="T1"><text:tab/>Ex: funcao(1, 2, 3) <text:s text:c="3"/>funcao() { return arguments } <text:s/>// Output: [1, 2, 3]</text:span></text:p>
      <text:p text:style-name="P6"><text:span text:style-name="T1"/></text:p>
      <text:p text:style-name="P6">Spread Operator: </text:p>
      <text:p text:style-name="P6"><text:span text:style-name="T1"><text:tab/>- Uma forma de lidar separadamente com elementos.</text:span></text:p>
      <text:list xml:id="list1735532993" text:style-name="L1">
        <text:list-item>
          <text:p text:style-name="P2"><text:span text:style-name="T7">- </text:span><text:span text:style-name="T8">Ex: numeros = [1, 2, 3] <text:tab/>function sum(...numeros) { }</text:span></text:p>
        </text:list-item>
      </text:list>
      <text:p text:style-name="P6"><text:span text:style-name="T1"/></text:p>
      <text:p text:style-name="P7">Rest Operator:</text:p>
      <text:p text:style-name="P7"><text:span text:style-name="T1"><text:tab/>- Combina os argumentos em um array</text:span></text:p>
      <text:p text:style-name="P7"><text:span text:style-name="T1"><text:tab/></text:span></text:p>
      <text:p text:style-name="P7">Objetct Destructuring:</text:p>
      <text:p text:style-name="P7"><text:tab/>- <text:span text:style-name="T1">Filtra apenas os dados que nos interessa em um objeto.</text:span></text:p>
      <text:p text:style-name="P7"><text:span text:style-name="T1"><text:tab/>Const { name, id } = user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→</text:span><text:span text:style-name="T2"> </text:span><text:span text:style-name="T10">Loops</text:span></text:p>
      <text:p text:style-name="P4"/>
      <text:p text:style-name="P7">if (condição) <text:span text:style-name="T1">- Se</text:span></text:p>
      <text:p text:style-name="P7">else if (condição) – <text:span text:style-name="T1">Se não se</text:span></text:p>
      <text:p text:style-name="P7">else –<text:span text:style-name="T1"> Senão</text:span></text:p>
      <text:p text:style-name="P7"><text:span text:style-name="T1"/></text:p>
      <text:p text:style-name="P8">Switch/Case:</text:p>
      <text:p text:style-name="P8"><text:tab/>- <text:span text:style-name="T1">Equivale a uma comparação de tipo e valor (===).</text:span></text:p>
      <text:p text:style-name="P8"><text:span text:style-name="T1"><text:tab/>- Sempre precisa de um valor “default”.<text:tab/></text:span></text:p>
      <text:p text:style-name="P8"><text:tab/>- <text:span text:style-name="T1">Ideal para quando se precisa compara muitos valores.</text:span></text:p>
      <text:p text:style-name="P8"><text:tab/></text:p>
      <text:p text:style-name="P9">For:</text:p>
      <text:p text:style-name="P9"><text:span text:style-name="T1"><text:tab/>- loop dentro de elementos iteráveis</text:span></text:p>
      <text:p text:style-name="P9"><text:span text:style-name="T1"><text:tab/>- for (let i = 0; array.legth &lt; 0; i++) {}</text:span></text:p>
      <text:p text:style-name="P9"><text:span text:style-name="T1"/></text:p>
      <text:p text:style-name="P9"><text:soft-page-break/>For … In:</text:p>
      <text:p text:style-name="P3"><text:span text:style-name="T9"><text:tab/>- Loop entre propriedades enumeráveis de um objeto</text:span></text:p>
      <text:p text:style-name="P3"><text:span text:style-name="T9"><text:tab/>- <text:s/>for (prop in obj) { console.log(prop, <text:s/>obj[prop]) }</text:span></text:p>
      <text:p text:style-name="P9"><text:span text:style-name="T1"/></text:p>
      <text:p text:style-name="P9">For … Of:</text:p>
      <text:p text:style-name="P9"><text:span text:style-name="T1"><text:tab/>- Loop entre estruturas iteráveis (array, strings);</text:span></text:p>
      <text:p text:style-name="P9"><text:span text:style-name="T1"><text:tab/>- let numeros = [1, 2, 3] <text:s/>→ for (numero of numeros) { console.log(numero) }<text:tab/><text:tab/></text:span></text:p>
      <text:p text:style-name="P9"><text:span text:style-name="T1"/></text:p>
      <text:p text:style-name="P9"><text:span text:style-name="T1"/></text:p>
      <text:p text:style-name="P10">While:</text:p>
      <text:p text:style-name="P10"><text:tab/>- <text:span text:style-name="T1">Executa uma instrução até que a condição seja falsa.</text:span></text:p>
      <text:p text:style-name="P10"><text:span text:style-name="T1"><text:tab/>- </text:span><text:span text:style-name="T3">while (falarVerdade) { console.log(‘Não é mentiroso’) }</text:span></text:p>
      <text:p text:style-name="P10"><text:span text:style-name="T1"/></text:p>
      <text:p text:style-name="P11">Do… while: </text:p>
      <text:p text:style-name="P11"><text:span text:style-name="T1"><text:tab/>- Mesma coisa do While porém executa uma instrução anterior ao menos uma vez</text:span></text:p>
      <text:p text:style-name="P11"><text:span text:style-name="T1"><text:tab/>- do { console.log(‘Ao menos a primeira pode mentir’) } while (falarVerdade) <text:tab/>{ console.log(‘Não é mentiroso’)}</text:span></text:p>
      <text:p text:style-name="P11"><text:span text:style-name="T1"/></text:p>
      <text:p text:style-name="P11"><text:span text:style-name="T1"/></text:p>
      <text:p text:style-name="P11"><text:span text:style-name="T1">→</text:span><text:span text:style-name="T4"> </text:span><text:span text:style-name="T11">This</text:span></text:p>
      <text:p text:style-name="P11"/>
      <text:p text:style-name="P14">Palavra reservada para o contexto que você está. Por exemplo, temos um objeto Pessoa, o this dentro desse objeto refere-se ao próprio objeto Pessoa.</text:p>
      <text:p text:style-name="P14"/>
      <text:p text:style-name="P12">Método call() <text:span text:style-name="T1"><text:s/>designa a quem o this deve se referenciar.</text:span></text:p>
      <text:p text:style-name="P12"><text:span text:style-name="T1"><text:tab/> <text:s/></text:span>Apply() - <text:s/><text:span text:style-name="T1">no apply os argumentos são passados por um array.</text:span></text:p>
      <text:p text:style-name="P12"><text:span text:style-name="T1"/></text:p>
      <text:p text:style-name="P14"/>
      <text:p text:style-name="P12">Método bind():</text:p>
      <text:p text:style-name="P12"><text:span text:style-name="T1"><text:tab/>- Clona a estrutura da função onde é chamada e aplica o valor do objeto passado como <text:tab/>parâmetro.</text:span></text:p>
      <text:p text:style-name="P12"><text:span text:style-name="T1"/></text:p>
      <text:p text:style-name="P12"><text:span text:style-name="T1"/></text:p>
      <text:p text:style-name="P12"><text:span text:style-name="T1">→ </text:span>Arrow Funcions</text:p>
      <text:p text:style-name="P13"><text:tab/>- <text:span text:style-name="T1">const função = () =&gt; {}</text:span></text:p>
      <text:p text:style-name="P12"><text:tab/><text:span text:style-name="T5">- Arrow functions não faz hoisting.</text:span></text:p>
      <text:p text:style-name="P12"><text:tab/>- <text:span text:style-name="T5">Não existe o objeto arguments nas arrow funcionts.</text:span></text:p>
      <text:p text:style-name="P12"><text:span text:style-name="T5"><text:tab/>- o “this” sempre será o objeto global, métodos para modificar seu valor não irão funcionar.</text:span></text:p>
      <text:p text:style-name="P12"><text:tab/>- <text:span text:style-name="T5">não aceita métodos construtores. EX: new MeuObjeto()</text:span></text:p>
      <text:p text:style-name="P12"/>
      <text:p text:style-name="P12"/>
      <text:p text:style-name="P15"/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5:51:43.942629045</meta:creation-date>
    <dc:date>2021-10-16T18:08:10.494498817</dc:date>
    <meta:editing-duration>PT23M1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400" meta:character-count="2358" meta:non-whitespace-character-count="1956"/>
  </office:meta>
</office:document-meta>
</file>